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EngineImpl.initialize( BSFManager mgr , String lang , Vector declar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EngineImpl.iexec( String source , int lineNo , int columnNo , Objec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EngineImpl.un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FEngineImpl.compileExpr( String source , int lineNo , int columnNo , Object expr , CodeBuffer c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SFEngineImpl.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FEngineImpl.exec( String source , int lineNo , int columnNo , Objec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EngineImpl.apply( String source , int lineNo , int columnNo , Object funcBody , Vector paramNames , Vector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EngineImpl.compileApply( String source , int lineNo , int columnNo , Object funcBody , Vector paramNames , Vector arguments , CodeBuffer c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EngineImpl.compileScript( String source , int lineNo , int columnNo , Object script , CodeBuffer c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SFEngineImpl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FEngineImpl.propertyChange( PropertyChange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